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992cm" style:rel-column-width="13767*"/>
    </style:style>
    <style:style style:name="Tableau1.B" style:family="table-column">
      <style:table-column-properties style:column-width="15.009cm" style:rel-column-width="51768*"/>
    </style:style>
    <style:style style:name="Tableau1.A1" style:family="table-cell">
      <style:table-cell-properties style:vertical-align="middle" fo:padding-left="0cm" fo:padding-right="0cm" fo:padding-top="0.199cm" fo:padding-bottom="0.199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1pt solid #000000" fo:border-right="none" fo:border-top="none" fo:border-bottom="none"/>
    </style:style>
    <style:style style:name="P1" style:family="paragraph" style:parent-style-name="Standard">
      <style:text-properties officeooo:paragraph-rsid="0099830f"/>
    </style:style>
    <style:style style:name="P2" style:family="paragraph" style:parent-style-name="Standard">
      <style:text-properties officeooo:paragraph-rsid="009b81f8"/>
    </style:style>
    <style:style style:name="P3" style:family="paragraph" style:parent-style-name="Standard">
      <style:text-properties fo:font-weight="bold" officeooo:rsid="00a37bbc" officeooo:paragraph-rsid="00a37bb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7d0f3" officeooo:paragraph-rsid="0097d0f3" style:font-weight-asian="bold" style:font-weight-complex="bold"/>
    </style:style>
    <style:style style:name="P5" style:family="paragraph" style:parent-style-name="Standard">
      <style:text-properties fo:font-weight="bold" officeooo:rsid="00a5fca0" officeooo:paragraph-rsid="00a5fca0" style:font-weight-asian="bold" style:font-weight-complex="bold"/>
    </style:style>
    <style:style style:name="P6" style:family="paragraph" style:parent-style-name="Standard">
      <style:text-properties fo:font-weight="bold" officeooo:rsid="00ab2c5b" officeooo:paragraph-rsid="00ab2c5b" style:font-weight-asian="bold" style:font-weight-complex="bold"/>
    </style:style>
    <style:style style:name="P7" style:family="paragraph" style:parent-style-name="Standard">
      <style:text-properties officeooo:paragraph-rsid="004c98b2"/>
    </style:style>
    <style:style style:name="P8" style:family="paragraph" style:parent-style-name="Standard">
      <style:text-properties officeooo:paragraph-rsid="00976638"/>
    </style:style>
    <style:style style:name="P9" style:family="paragraph" style:parent-style-name="Standard">
      <style:text-properties officeooo:rsid="0097d0f3" officeooo:paragraph-rsid="0097d0f3"/>
    </style:style>
    <style:style style:name="P10" style:family="paragraph" style:parent-style-name="Standard">
      <style:paragraph-properties fo:text-align="start" style:justify-single-word="false"/>
      <style:text-properties officeooo:rsid="0097d0f3" officeooo:paragraph-rsid="0097d0f3"/>
    </style:style>
    <style:style style:name="P11" style:family="paragraph" style:parent-style-name="Standard">
      <style:text-properties officeooo:rsid="00a37bbc" officeooo:paragraph-rsid="00a37bbc"/>
    </style:style>
    <style:style style:name="P12" style:family="paragraph" style:parent-style-name="Standard">
      <style:text-properties fo:font-weight="normal" officeooo:rsid="00a37bbc" officeooo:paragraph-rsid="00a37bbc" style:font-weight-asian="normal" style:font-weight-complex="normal"/>
    </style:style>
    <style:style style:name="P13" style:family="paragraph" style:parent-style-name="Standard">
      <style:text-properties officeooo:rsid="00a5fca0" officeooo:paragraph-rsid="00a5fca0"/>
    </style:style>
    <style:style style:name="P14" style:family="paragraph" style:parent-style-name="Standard">
      <style:paragraph-properties fo:text-align="start" style:justify-single-word="false"/>
      <style:text-properties fo:font-size="18pt" officeooo:rsid="0097d0f3" officeooo:paragraph-rsid="0097d0f3"/>
    </style:style>
    <style:style style:name="P15" style:family="paragraph" style:parent-style-name="Standard">
      <style:text-properties officeooo:rsid="00ab2c5b" officeooo:paragraph-rsid="00ab2c5b"/>
    </style:style>
    <style:style style:name="P16" style:family="paragraph" style:parent-style-name="Standard">
      <style:paragraph-properties fo:line-height="150%"/>
      <style:text-properties officeooo:rsid="00ab2c5b" officeooo:paragraph-rsid="00ab2c5b"/>
    </style:style>
    <style:style style:name="P17" style:family="paragraph" style:parent-style-name="Standard">
      <style:text-properties officeooo:paragraph-rsid="00ab2c5b"/>
    </style:style>
    <style:style style:name="P18" style:family="paragraph" style:parent-style-name="Standard">
      <style:paragraph-properties fo:line-height="150%"/>
      <style:text-properties officeooo:paragraph-rsid="00ab2c5b"/>
    </style:style>
    <style:style style:name="P19" style:family="paragraph" style:parent-style-name="Standard">
      <style:text-properties officeooo:paragraph-rsid="00a6d90d"/>
    </style:style>
    <style:style style:name="P20" style:family="paragraph" style:parent-style-name="Standard">
      <loext:graphic-properties draw:fill="none"/>
      <style:paragraph-properties fo:margin-left="0.499cm" fo:margin-right="0cm" fo:line-height="150%" fo:text-indent="0cm" style:auto-text-indent="false" fo:background-color="transparent"/>
      <style:text-properties officeooo:paragraph-rsid="0099830f"/>
    </style:style>
    <style:style style:name="P21" style:family="paragraph" style:parent-style-name="Standard">
      <loext:graphic-properties draw:fill="none"/>
      <style:paragraph-properties fo:margin-left="0.499cm" fo:margin-right="0cm" fo:line-height="150%" fo:text-indent="0cm" style:auto-text-indent="false" fo:background-color="transparent"/>
      <style:text-properties officeooo:paragraph-rsid="009b81f8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99830f"/>
    </style:style>
    <style:style style:name="P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94d4ed" officeooo:paragraph-rsid="009b81f8"/>
    </style:style>
    <style:style style:name="P24" style:family="paragraph" style:parent-style-name="Standard" style:master-page-name="">
      <loext:graphic-properties draw:fill="none"/>
      <style:paragraph-properties fo:margin-left="0.499cm" fo:margin-right="0cm" fo:margin-top="0.199cm" fo:margin-bottom="0cm" loext:contextual-spacing="false" fo:text-indent="0cm" style:auto-text-indent="false" style:page-number="auto" fo:background-color="transparent"/>
      <style:text-properties officeooo:paragraph-rsid="0099830f"/>
    </style:style>
    <style:style style:name="P25" style:family="paragraph" style:parent-style-name="Standard" style:master-page-name="">
      <loext:graphic-properties draw:fill="none"/>
      <style:paragraph-properties fo:margin-left="0.499cm" fo:margin-right="0cm" fo:margin-top="0.199cm" fo:margin-bottom="0cm" loext:contextual-spacing="false" fo:text-indent="0cm" style:auto-text-indent="false" style:page-number="auto" fo:background-color="transparent"/>
      <style:text-properties fo:font-weight="bold" officeooo:rsid="0094d4ed" officeooo:paragraph-rsid="009b81f8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b140d5"/>
    </style:style>
    <style:style style:name="P27" style:family="paragraph" style:parent-style-name="Table_20_Contents">
      <style:text-properties officeooo:rsid="00976638" officeooo:paragraph-rsid="00976638"/>
    </style:style>
    <style:style style:name="P2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623b6" officeooo:paragraph-rsid="0029ba73" style:font-size-asian="20pt" style:font-weight-asian="bold" style:font-size-complex="20pt" style:font-weight-complex="bold"/>
    </style:style>
    <style:style style:name="P29" style:family="paragraph" style:parent-style-name="Standard" style:list-style-name="tfPuce"/>
    <style:style style:name="P30" style:family="paragraph" style:parent-style-name="Standard" style:list-style-name="tfPuce">
      <loext:graphic-properties draw:fill="none"/>
      <style:paragraph-properties fo:background-color="transparent"/>
      <style:text-properties officeooo:paragraph-rsid="00afdadc"/>
    </style:style>
    <style:style style:name="P31" style:family="paragraph" style:parent-style-name="Standard" style:list-style-name="tfPuce">
      <style:text-properties officeooo:paragraph-rsid="00a6d90d"/>
    </style:style>
    <style:style style:name="P32" style:family="paragraph" style:parent-style-name="Standard" style:list-style-name="tfPuce">
      <style:text-properties officeooo:paragraph-rsid="00b140d5"/>
    </style:style>
    <style:style style:name="P33" style:family="paragraph" style:parent-style-name="Standard" style:list-style-name="tfPuce">
      <style:paragraph-properties fo:line-height="100%">
        <style:tab-stops/>
      </style:paragraph-properties>
      <style:text-properties officeooo:paragraph-rsid="0099830f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099830f"/>
    </style:style>
    <style:style style:name="P35" style:family="paragraph" style:parent-style-name="Standard">
      <style:text-properties fo:font-weight="bold" officeooo:rsid="00b2f87b" officeooo:paragraph-rsid="00b2f87b" style:font-weight-asian="bold" style:font-weight-complex="bold"/>
    </style:style>
    <style:style style:name="P36" style:family="paragraph" style:parent-style-name="Standard" style:list-style-name="tfPuce">
      <style:text-properties fo:font-size="18pt" officeooo:rsid="00a64ae0" officeooo:paragraph-rsid="00b140d5"/>
    </style:style>
    <style:style style:name="P37" style:family="paragraph" style:parent-style-name="Standard" style:list-style-name="L1">
      <style:paragraph-properties fo:margin-left="0.7cm" fo:margin-right="0cm" fo:text-indent="-0.7cm" style:auto-text-indent="false">
        <style:tab-stops/>
      </style:paragraph-properties>
      <style:text-properties officeooo:rsid="00b2f87b" officeooo:paragraph-rsid="00b2f87b"/>
    </style:style>
    <style:style style:name="P38" style:family="paragraph" style:parent-style-name="Standard" style:list-style-name="L2">
      <style:paragraph-properties fo:margin-left="0.7cm" fo:margin-right="0cm" fo:text-indent="-0.7cm" style:auto-text-indent="false">
        <style:tab-stops/>
      </style:paragraph-properties>
      <style:text-properties officeooo:paragraph-rsid="00ab2c5b"/>
    </style:style>
    <style:style style:name="P39" style:family="paragraph" style:parent-style-name="Standard" style:list-style-name="L2">
      <style:paragraph-properties fo:margin-left="0.7cm" fo:margin-right="0cm" fo:text-indent="-0.7cm" style:auto-text-indent="false">
        <style:tab-stops/>
      </style:paragraph-properties>
      <style:text-properties officeooo:rsid="00ab2c5b" officeooo:paragraph-rsid="00ab2c5b"/>
    </style:style>
    <style:style style:name="P40" style:family="paragraph" style:parent-style-name="Standard" style:master-page-name="">
      <loext:graphic-properties draw:fill="none"/>
      <style:paragraph-properties fo:margin-left="0.499cm" fo:margin-right="0cm" fo:margin-top="0.199cm" fo:margin-bottom="0cm" loext:contextual-spacing="false" fo:text-indent="0cm" style:auto-text-indent="false" style:page-number="auto" fo:background-color="transparent">
        <style:tab-stops>
          <style:tab-stop style:position="5.027cm"/>
        </style:tab-stops>
      </style:paragraph-properties>
      <style:text-properties officeooo:paragraph-rsid="0099830f"/>
    </style:style>
    <style:style style:name="P41" style:family="paragraph" style:parent-style-name="tfCours" style:list-style-name="tfPuce"/>
    <style:style style:name="P42" style:family="paragraph" style:parent-style-name="tfTitre_20_1_29_">
      <style:paragraph-properties fo:break-before="page"/>
    </style:style>
    <style:style style:name="P43" style:family="paragraph" style:parent-style-name="tfTitre_20_I_29_">
      <style:text-properties fo:text-transform="uppercase" style:font-name="Arial1" fo:font-size="22pt" fo:font-style="italic" fo:font-weight="bold" officeooo:rsid="0092d418" officeooo:paragraph-rsid="0092d418" style:font-size-asian="20pt" style:font-weight-asian="bold" style:font-size-complex="20pt" style:font-weight-complex="bold"/>
    </style:style>
    <style:style style:name="P44" style:family="paragraph" style:parent-style-name="tfTitre_20_I_29_">
      <style:paragraph-properties fo:break-before="page"/>
    </style:style>
    <style:style style:name="P45" style:family="paragraph">
      <loext:graphic-properties draw:fill="none" draw:fill-color="#ffffff"/>
    </style:style>
    <style:style style:name="P46" style:family="paragraph">
      <style:paragraph-properties fo:text-align="center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officeooo:rsid="0092d418"/>
    </style:style>
    <style:style style:name="T3" style:family="text">
      <style:text-properties fo:font-size="18pt" officeooo:rsid="00959972"/>
    </style:style>
    <style:style style:name="T4" style:family="text">
      <style:text-properties fo:font-size="18pt" officeooo:rsid="00960c91"/>
    </style:style>
    <style:style style:name="T5" style:family="text">
      <style:text-properties fo:font-size="18pt" style:text-underline-style="solid" style:text-underline-width="auto" style:text-underline-color="font-color"/>
    </style:style>
    <style:style style:name="T6" style:family="text">
      <style:text-properties fo:font-size="18pt" officeooo:rsid="00a5fca0"/>
    </style:style>
    <style:style style:name="T7" style:family="text">
      <style:text-properties fo:font-size="18pt" officeooo:rsid="00a64ae0"/>
    </style:style>
    <style:style style:name="T8" style:family="text">
      <style:text-properties fo:font-size="18pt" officeooo:rsid="00a86977"/>
    </style:style>
    <style:style style:name="T9" style:family="text">
      <style:text-properties fo:font-size="18pt" officeooo:rsid="00a9192c"/>
    </style:style>
    <style:style style:name="T10" style:family="text">
      <style:text-properties fo:font-size="18pt" officeooo:rsid="00a957c3"/>
    </style:style>
    <style:style style:name="T11" style:family="text">
      <style:text-properties fo:font-size="18pt" fo:font-weight="bold" officeooo:rsid="00a957c3" style:font-weight-asian="bold" style:font-weight-complex="bold"/>
    </style:style>
    <style:style style:name="T12" style:family="text">
      <style:text-properties fo:font-size="18pt" fo:font-weight="bold" officeooo:rsid="00b2f87b" style:font-weight-asian="bold" style:font-weight-complex="bold"/>
    </style:style>
    <style:style style:name="T13" style:family="text">
      <style:text-properties fo:font-size="18pt" officeooo:rsid="00ab2c5b"/>
    </style:style>
    <style:style style:name="T14" style:family="text">
      <style:text-properties fo:font-size="18pt" officeooo:rsid="00af64e7"/>
    </style:style>
    <style:style style:name="T15" style:family="text">
      <style:text-properties fo:font-size="18pt" officeooo:rsid="00b07bf0"/>
    </style:style>
    <style:style style:name="T16" style:family="text">
      <style:text-properties fo:font-size="18pt" fo:font-weight="normal" officeooo:rsid="00a957c3" style:font-weight-asian="normal" style:font-weight-complex="normal"/>
    </style:style>
    <style:style style:name="T17" style:family="text">
      <style:text-properties fo:font-size="18pt" fo:font-weight="normal" officeooo:rsid="00b140d5" style:font-weight-asian="normal" style:font-weight-complex="normal"/>
    </style:style>
    <style:style style:name="T18" style:family="text">
      <style:text-properties fo:font-size="18pt" officeooo:rsid="00b140d5"/>
    </style:style>
    <style:style style:name="T19" style:family="text">
      <style:text-properties fo:font-size="18pt" officeooo:rsid="00b55759"/>
    </style:style>
    <style:style style:name="T20" style:family="text">
      <style:text-properties fo:font-size="18pt" officeooo:rsid="00b750b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2d418" style:font-weight-asian="bold" style:font-weight-complex="bold"/>
    </style:style>
    <style:style style:name="T23" style:family="text">
      <style:text-properties fo:font-weight="bold" officeooo:rsid="00960c91" style:font-weight-asian="bold" style:font-weight-complex="bold"/>
    </style:style>
    <style:style style:name="T24" style:family="text">
      <style:text-properties fo:font-weight="bold" officeooo:rsid="00ab2c5b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officeooo:rsid="009247d1"/>
    </style:style>
    <style:style style:name="T28" style:family="text">
      <style:text-properties officeooo:rsid="0092d418"/>
    </style:style>
    <style:style style:name="T29" style:family="text">
      <style:text-properties officeooo:rsid="0094a561"/>
    </style:style>
    <style:style style:name="T30" style:family="text">
      <style:text-properties style:text-position="sub 58%" officeooo:rsid="0094d4ed"/>
    </style:style>
    <style:style style:name="T31" style:family="text">
      <style:text-properties style:text-position="sub 58%" fo:font-size="18pt" officeooo:rsid="00960c91"/>
    </style:style>
    <style:style style:name="T32" style:family="text">
      <style:text-properties style:text-position="sub 58%" fo:font-size="18pt" officeooo:rsid="00b140d5"/>
    </style:style>
    <style:style style:name="T33" style:family="text">
      <style:text-properties officeooo:rsid="0094d4ed"/>
    </style:style>
    <style:style style:name="T34" style:family="text">
      <style:text-properties fo:color="#5983b0" fo:font-weight="bold" style:font-weight-asian="bold" style:font-weight-complex="bold"/>
    </style:style>
    <style:style style:name="T35" style:family="text">
      <style:text-properties fo:color="#5983b0" fo:font-weight="bold" officeooo:rsid="0092d418" style:font-weight-asian="bold" style:font-weight-complex="bold"/>
    </style:style>
    <style:style style:name="T36" style:family="text">
      <style:text-properties fo:color="#5983b0" fo:font-weight="bold" officeooo:rsid="00a9192c" style:font-weight-asian="bold" style:font-weight-complex="bold"/>
    </style:style>
    <style:style style:name="T37" style:family="text">
      <style:text-properties fo:color="#5983b0" fo:font-weight="bold" officeooo:rsid="00afdadc" style:font-weight-asian="bold" style:font-weight-complex="bold"/>
    </style:style>
    <style:style style:name="T38" style:family="text">
      <style:text-properties fo:color="#5983b0" fo:font-weight="bold" officeooo:rsid="00b750bc" style:font-weight-asian="bold" style:font-weight-complex="bold"/>
    </style:style>
    <style:style style:name="T39" style:family="text">
      <style:text-properties officeooo:rsid="00959972"/>
    </style:style>
    <style:style style:name="T40" style:family="text">
      <style:text-properties officeooo:rsid="00960c91"/>
    </style:style>
    <style:style style:name="T41" style:family="text">
      <style:text-properties officeooo:rsid="00a5fca0"/>
    </style:style>
    <style:style style:name="T42" style:family="text">
      <style:text-properties style:text-position="super 58%" officeooo:rsid="00a5fca0"/>
    </style:style>
    <style:style style:name="T43" style:family="text">
      <style:text-properties style:text-position="super 58%" officeooo:rsid="00afdadc"/>
    </style:style>
    <style:style style:name="T44" style:family="text">
      <style:text-properties officeooo:rsid="00a9192c"/>
    </style:style>
    <style:style style:name="T45" style:family="text">
      <style:text-properties officeooo:rsid="00a6d90d"/>
    </style:style>
    <style:style style:name="T46" style:family="text">
      <style:text-properties officeooo:rsid="00ab2c5b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ab2c5b" style:font-style-asian="italic" style:font-style-complex="italic"/>
    </style:style>
    <style:style style:name="T49" style:family="text">
      <style:text-properties officeooo:rsid="00af64e7"/>
    </style:style>
    <style:style style:name="T50" style:family="text">
      <style:text-properties officeooo:rsid="00afdadc"/>
    </style:style>
    <style:style style:name="T51" style:family="text">
      <style:text-properties fo:font-weight="normal" officeooo:rsid="0092d418" style:font-weight-asian="normal" style:font-weight-complex="normal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73cm" style:run-through="background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background"/>
    </style:style>
    <style:style style:name="gr4" style:family="graphic">
      <style:graphic-properties draw:fill="none" draw:textarea-vertical-align="middle" draw:auto-grow-height="false" fo:min-height="1.152cm" fo:min-width="0.106cm" style:run-through="background"/>
    </style:style>
    <style:style style:name="gr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41cm" svg:stroke-color="#000000" draw:marker-start="" draw:marker-start-width="0.259cm" draw:marker-start-center="false" draw:marker-end="" draw:marker-end-width="0.06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1cm" svg:stroke-color="#000000" draw:marker-start="" draw:marker-start-width="0.259cm" draw:marker-start-center="false" draw:marker-end="Arrow" draw:marker-end-width="0.19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4cm" fo:min-width="0.09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7804" draw:textarea-horizontal-align="justify" draw:textarea-vertical-align="middle" draw:auto-grow-height="false" fo:min-height="0.402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2cm" fo:min-width="0.0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7804" draw:textarea-horizontal-align="justify" draw:textarea-vertical-align="middle" draw:auto-grow-height="false" fo:min-height="0.4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7">Equat</text:span>ions</text:p>
      <text:p text:style-name="Standard"/>
      <text:list xml:id="list1626051159" text:style-name="tfNum_20_I_29_">
        <text:list-item>
          <text:p text:style-name="P43">Vocabulaire</text:p>
        </text:list-item>
      </text:list>
      <text:list xml:id="list2689612153" text:style-name="tfPuce">
        <text:list-item>
          <text:p text:style-name="P33">Une <text:span text:style-name="T34">équation</text:span> est une égalité <text:span text:style-name="T2">comprenant une </text:span><text:span text:style-name="T20">ou plusieurs</text:span> <text:span text:style-name="T34">inconnu</text:span><text:span text:style-name="T35">e</text:span><text:span text:style-name="T38">s</text:span><text:span text:style-name="T2"> </text:span><text:span text:style-name="T8">dont on va chercher la ou les valeurs possibles</text:span><text:span text:style-name="T28">.</text:span></text:p>
        </text:list-item>
      </text:list>
      <text:p text:style-name="P34"><draw:g text:anchor-type="paragraph" draw:z-index="20" draw:style-name="gr1"><draw:frame draw:name="Forme1" draw:style-name="gr2" draw:text-style-name="P45" svg:width="1.853cm" svg:height="0.574cm" svg:x="5.498cm" svg:y="0.635cm"><draw:text-box><text:p>inconnues</text:p></draw:text-box></draw:frame><draw:line draw:name="Forme2" draw:style-name="gr3" draw:text-style-name="P46" svg:x1="5.81cm" svg:y1="1.226cm" svg:x2="5.392cm" svg:y2="1.822cm"><text:p/></draw:line><draw:line draw:name="Forme6" draw:style-name="gr3" draw:text-style-name="P46" svg:x1="6.251cm" svg:y1="1.226cm" svg:x2="6.251cm" svg:y2="1.866cm"><text:p/></draw:line><draw:line draw:name="Forme7" draw:style-name="gr3" draw:text-style-name="P46" svg:x1="6.759cm" svg:y1="1.249cm" svg:x2="7.045cm" svg:y2="1.866cm"><text:p/></draw:line><draw:custom-shape draw:name="Forme8" draw:style-name="gr4" draw:text-style-name="P47" svg:width="0.288cm" svg:height="1.213cm" draw:transform="rotate (1.5707963267949) translate (5.12409722222222cm 2.704041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1_0" draw:style-name="gr2" draw:text-style-name="P45" svg:width="1.853cm" svg:height="0.976cm" svg:x="4.681cm" svg:y="2.637cm"><draw:text-box><text:p text:style-name="P46">membre</text:p><text:p text:style-name="P46">de gauche</text:p></draw:text-box></draw:frame><draw:custom-shape draw:name="Forme8_0" draw:style-name="gr4" draw:text-style-name="P47" svg:width="0.288cm" svg:height="1.213cm" draw:transform="rotate (1.5707963267949) translate (6.98576388888889cm 2.700513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1_1" draw:style-name="gr2" draw:text-style-name="P45" svg:width="1.853cm" svg:height="0.976cm" svg:x="6.681cm" svg:y="2.641cm"><draw:text-box><text:p text:style-name="P46">membre</text:p><text:p text:style-name="P46">de droite</text:p></draw:text-box></draw:frame></draw:g></text:p>
      <text:p text:style-name="P34"/>
      <text:p text:style-name="P40"><text:span text:style-name="T22">Ex :<text:tab/></text:span><text:span text:style-name="T51"><draw:frame draw:style-name="fr2" draw:name="Objet10" text:anchor-type="as-char" svg:y="-0.564cm" svg:width="3.357cm" svg:height="0.707cm" draw:z-index="1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/>
      <text:p text:style-name="Standard"/>
      <text:p text:style-name="Standard"/>
      <text:list xml:id="list154258604121805" text:continue-numbering="true" text:style-name="tfPuce">
        <text:list-item>
          <text:p text:style-name="P29">Une valeur de l’inconnue pour laquelle l’égalité <text:span text:style-name="T2">est v</text:span><text:span text:style-name="T9">érifiée est appelée</text:span><text:span text:style-name="T28"> </text:span><text:span text:style-name="T35">solution</text:span><text:span text:style-name="T28"> d</text:span><text:span text:style-name="T44">e l</text:span><text:span text:style-name="T28">’équation.</text:span></text:p>
        </text:list-item>
      </text:list>
      <text:p text:style-name="P24"><text:span text:style-name="T22">Ex : </text:span><text:span text:style-name="T28">3 est une solution de l’équation : </text:span><text:span text:style-name="T28"><draw:frame draw:style-name="fr1" draw:name="Objet1" text:anchor-type="as-char" svg:y="-0.564cm" svg:width="3.394cm" svg:height="0.707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20"><text:span text:style-name="T28">En effet, si </text:span><text:span text:style-name="T28"><draw:frame draw:style-name="fr1" draw:name="Objet57" text:anchor-type="as-char" svg:y="-0.564cm" svg:width="1.415cm" svg:height="0.707cm" draw:z-index="4"><draw:object xlink:href="./Object 57" xlink:type="simple" xlink:show="embed" xlink:actuate="onLoad"/><draw:image xlink:href="./ObjectReplacements/Object 57" xlink:type="simple" xlink:show="embed" xlink:actuate="onLoad"/></draw:frame></text:span><text:span text:style-name="T28">,</text:span></text:p>
      <text:p text:style-name="P20"><text:span text:style-name="T28">d’une part : </text:span><text:span text:style-name="T28"><draw:frame draw:style-name="fr1" draw:name="Objet58" text:anchor-type="as-char" svg:y="-0.564cm" svg:width="2.247cm" svg:height="0.707cm" draw:z-index="5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22"><text:span text:style-name="T28">et d’autre part : </text:span><text:span text:style-name="T28"><draw:frame draw:style-name="fr1" draw:name="Objet59" text:anchor-type="as-char" svg:y="-0.564cm" svg:width="1.877cm" svg:height="0.707cm" draw:z-index="6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"/>
      <text:list xml:id="list154258147335257" text:continue-numbering="true" text:style-name="tfPuce">
        <text:list-item>
          <text:p text:style-name="P29"><text:span text:style-name="T36">Ré</text:span><text:span text:style-name="T34">soudre</text:span> <text:span text:style-name="T44">une équation, c’est </text:span>déterminer <text:span text:style-name="T25">toutes</text:span> <text:span text:style-name="T3">s</text:span>es solutions.</text:p>
        </text:list-item>
      </text:list>
      <text:p text:style-name="Standard"/>
      <text:list xml:id="list154258762624782" text:continue-numbering="true" text:style-name="tfPuce">
        <text:list-item>
          <text:p text:style-name="P30"><text:span text:style-name="T50">Une équation qui peut s’écrire sous la forme </text:span><text:span text:style-name="T50"><draw:frame draw:style-name="fr1" draw:name="Objet14" text:anchor-type="as-char" svg:y="-0.564cm" svg:width="3.584cm" svg:height="0.70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50"><text:s text:c="2"/>(avec </text:span><text:span text:style-name="T50"><draw:frame draw:style-name="fr1" draw:name="Objet15" text:anchor-type="as-char" svg:y="-0.564cm" svg:width="1.392cm" svg:height="0.70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50">) est appelée </text:span><text:span text:style-name="T37">équation du premier degré à une inconnue</text:span><text:span text:style-name="T50">.</text:span></text:p>
        </text:list-item>
      </text:list>
      <text:p text:style-name="P2"/>
      <text:list xml:id="list154259152784086" text:continue-list="list1626051159" text:style-name="tfNum_20_I_29_">
        <text:list-item>
          <text:p text:style-name="P44"><text:span text:style-name="T50">Résoudre une </text:span>Equation <text:span text:style-name="T50">du 1</text:span><text:span text:style-name="T43">er</text:span><text:span text:style-name="T50"> degré</text:span></text:p>
        </text:list-item>
      </text:list>
      <text:p text:style-name="P7"/>
      <text:list xml:id="list1622184801" text:style-name="tfNum_20_1_29_">
        <text:list-item>
          <text:p text:style-name="tfTitre_20_1_29_">Intuitivement</text:p>
        </text:list-item>
      </text:list>
      <text:p text:style-name="P7"><text:span text:style-name="T21">E</text:span><text:span text:style-name="T23">x :</text:span><text:span text:style-name="T40"> </text:span><text:span text:style-name="T4">On cherche à résoudre l’équation</text:span><text:span text:style-name="T40"> : </text:span><text:span text:style-name="T40"><draw:frame draw:style-name="fr1" draw:name="Objet3" text:anchor-type="as-char" svg:y="-0.564cm" svg:width="3.394cm" svg:height="0.707cm" draw:z-index="0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/>
      <text:p text:style-name="P9">On considère la balance ci-dessous.</text:p>
      <text:p text:style-name="P9">A chaque étape, on peut enlever ou ajouter des poids mais la balance doit rester équilibrée !</text:p>
      <table:table table:name="Tableau1" table:style-name="Tableau1">
        <table:table-column table:style-name="Tableau1.A"/>
        <table:table-column table:style-name="Tableau1.B"/>
        <table:table-row table:style-name="TableLine94750730949056">
          <table:table-cell table:style-name="Tableau1.A1" office:value-type="string">
            <text:p text:style-name="P27">Départ :</text:p>
          </table:table-cell>
          <table:table-cell table:style-name="Tableau1.A1" office:value-type="string">
            <text:p text:style-name="P8"><draw:g text:anchor-type="as-char" draw:z-index="1" draw:name="Forme3" draw:style-name="gr5"><draw:g draw:style-name="gr6"><draw:g draw:style-name="gr6"><draw:line draw:style-name="gr7" draw:text-style-name="P48" svg:x1="0.001cm" svg:y1="1.914cm" svg:x2="4.456cm" svg:y2="1.914cm"><text:p/></draw:line><draw:line draw:style-name="gr7" draw:text-style-name="P48" svg:x1="2.229cm" svg:y1="1.923cm" svg:x2="2.229cm" svg:y2="2.692cm"><text:p/></draw:line></draw:g><draw:g draw:style-name="gr6"><draw:line draw:style-name="gr7" draw:text-style-name="P48" svg:x1="6.48cm" svg:y1="1.914cm" svg:x2="10.935cm" svg:y2="1.914cm"><text:p/></draw:line><draw:line draw:style-name="gr7" draw:text-style-name="P48" svg:x1="8.708cm" svg:y1="1.923cm" svg:x2="8.708cm" svg:y2="2.692cm"><text:p/></draw:line></draw:g><draw:line draw:style-name="gr7" draw:text-style-name="P48" svg:x1="2.229cm" svg:y1="2.692cm" svg:x2="8.71cm" svg:y2="2.692cm"><text:p/></draw:line></draw:g><draw:line draw:style-name="gr8" draw:text-style-name="P48" svg:x1="5.468cm" svg:y1="2.708cm" svg:x2="5.468cm" svg:y2="0cm"><text:p/></draw:line><draw:custom-shape draw:style-name="gr11" draw:text-style-name="P50" svg:width="0.595cm" svg:height="0.863cm" svg:x="0.903cm" svg:y="1.007cm"><text:p text:style-name="P49"><text:span text:style-name="T52">x</text:span></text:p><draw:enhanced-geometry svg:viewBox="0 0 21600 21600" draw:type="rectangle" draw:enhanced-path="M 0 0 L 21600 0 21600 21600 0 21600 0 0 Z N"/></draw:custom-shape><draw:custom-shape draw:style-name="gr11" draw:text-style-name="P50" svg:width="0.595cm" svg:height="0.863cm" svg:x="1.732cm" svg:y="1.007cm"><text:p text:style-name="P49"><text:span text:style-name="T52">x</text:span></text:p><draw:enhanced-geometry svg:viewBox="0 0 21600 21600" draw:type="rectangle" draw:enhanced-path="M 0 0 L 21600 0 21600 21600 0 21600 0 0 Z N"/></draw:custom-shape><draw:custom-shape draw:style-name="gr11" draw:text-style-name="P50" svg:width="0.595cm" svg:height="0.863cm" svg:x="7.382cm" svg:y="1.007cm"><text:p text:style-name="P49"><text:span text:style-name="T52">x</text:span></text:p><draw:enhanced-geometry svg:viewBox="0 0 21600 21600" draw:type="rectangle" draw:enhanced-path="M 0 0 L 21600 0 21600 21600 0 21600 0 0 Z N"/></draw:custom-shape><draw:custom-shape draw:style-name="gr12" draw:text-style-name="P52" svg:width="0.327cm" svg:height="0.652cm" svg:x="3.085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2" draw:text-style-name="P52" svg:width="0.329cm" svg:height="0.652cm" svg:x="8.234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2" draw:text-style-name="P52" svg:width="0.329cm" svg:height="0.652cm" svg:x="8.733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2" draw:text-style-name="P52" svg:width="0.329cm" svg:height="0.652cm" svg:x="9.23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2" draw:text-style-name="P52" svg:width="0.329cm" svg:height="0.652cm" svg:x="9.728cm" svg:y="1.219cm"><text:p text:style-name="P51"><text:span text:style-name="T53">1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Line94750732022048">
          <table:table-cell table:style-name="Tableau1.A1" office:value-type="string">
            <text:p text:style-name="P27">Etape 1 :</text:p>
          </table:table-cell>
          <table:table-cell table:style-name="Tableau1.A1" office:value-type="string">
            <text:p text:style-name="P8"><draw:g text:anchor-type="as-char" draw:z-index="2" draw:name="Forme4" draw:style-name="gr5"><draw:g draw:style-name="gr6"><draw:g draw:style-name="gr6"><draw:line draw:style-name="gr7" draw:text-style-name="P48" svg:x1="0cm" svg:y1="1.914cm" svg:x2="4.455cm" svg:y2="1.914cm"><text:p/></draw:line><draw:line draw:style-name="gr7" draw:text-style-name="P48" svg:x1="2.228cm" svg:y1="1.923cm" svg:x2="2.228cm" svg:y2="2.692cm"><text:p/></draw:line></draw:g><draw:g draw:style-name="gr6"><draw:line draw:style-name="gr7" draw:text-style-name="P48" svg:x1="6.479cm" svg:y1="1.914cm" svg:x2="10.934cm" svg:y2="1.914cm"><text:p/></draw:line><draw:line draw:style-name="gr7" draw:text-style-name="P48" svg:x1="8.707cm" svg:y1="1.923cm" svg:x2="8.707cm" svg:y2="2.692cm"><text:p/></draw:line></draw:g><draw:line draw:style-name="gr7" draw:text-style-name="P48" svg:x1="2.228cm" svg:y1="2.692cm" svg:x2="8.709cm" svg:y2="2.692cm"><text:p/></draw:line></draw:g><draw:line draw:style-name="gr8" draw:text-style-name="P48" svg:x1="5.467cm" svg:y1="2.708cm" svg:x2="5.467cm" svg:y2="0cm"><text:p/></draw:line><draw:custom-shape draw:style-name="gr9" draw:text-style-name="P50" svg:width="0.597cm" svg:height="0.865cm" svg:x="0.901cm" svg:y="1.007cm"><text:p text:style-name="P49"><text:span text:style-name="T52">x</text:span></text:p><draw:enhanced-geometry svg:viewBox="0 0 21600 21600" draw:type="rectangle" draw:enhanced-path="M 0 0 L 21600 0 21600 21600 0 21600 0 0 Z N"/></draw:custom-shape><draw:custom-shape draw:style-name="gr10" draw:text-style-name="P52" svg:width="0.329cm" svg:height="0.653cm" svg:x="3.083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0" draw:text-style-name="P52" svg:width="0.331cm" svg:height="0.653cm" svg:x="8.232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0" draw:text-style-name="P52" svg:width="0.331cm" svg:height="0.653cm" svg:x="8.731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0" draw:text-style-name="P52" svg:width="0.329cm" svg:height="0.653cm" svg:x="9.23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0" draw:text-style-name="P52" svg:width="0.331cm" svg:height="0.653cm" svg:x="9.726cm" svg:y="1.219cm"><text:p text:style-name="P51"><text:span text:style-name="T53">1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Line94750732031648">
          <table:table-cell table:style-name="Tableau1.A1" office:value-type="string">
            <text:p text:style-name="P27">Etape 2 :</text:p>
          </table:table-cell>
          <table:table-cell table:style-name="Tableau1.A1" office:value-type="string">
            <text:p text:style-name="P8"><draw:g text:anchor-type="as-char" draw:z-index="3" draw:name="Forme5" draw:style-name="gr5"><draw:g draw:style-name="gr6"><draw:g draw:style-name="gr6"><draw:line draw:style-name="gr7" draw:text-style-name="P48" svg:x1="0cm" svg:y1="1.914cm" svg:x2="4.455cm" svg:y2="1.914cm"><text:p/></draw:line><draw:line draw:style-name="gr7" draw:text-style-name="P48" svg:x1="2.228cm" svg:y1="1.923cm" svg:x2="2.228cm" svg:y2="2.692cm"><text:p/></draw:line></draw:g><draw:g draw:style-name="gr6"><draw:line draw:style-name="gr7" draw:text-style-name="P48" svg:x1="6.479cm" svg:y1="1.914cm" svg:x2="10.934cm" svg:y2="1.914cm"><text:p/></draw:line><draw:line draw:style-name="gr7" draw:text-style-name="P48" svg:x1="8.707cm" svg:y1="1.923cm" svg:x2="8.707cm" svg:y2="2.692cm"><text:p/></draw:line></draw:g><draw:line draw:style-name="gr7" draw:text-style-name="P48" svg:x1="2.228cm" svg:y1="2.692cm" svg:x2="8.709cm" svg:y2="2.692cm"><text:p/></draw:line></draw:g><draw:line draw:style-name="gr8" draw:text-style-name="P48" svg:x1="5.467cm" svg:y1="2.708cm" svg:x2="5.467cm" svg:y2="0cm"><text:p/></draw:line><draw:custom-shape draw:style-name="gr9" draw:text-style-name="P50" svg:width="0.597cm" svg:height="0.865cm" svg:x="0.901cm" svg:y="1.007cm"><text:p text:style-name="P49"><text:span text:style-name="T52">x</text:span></text:p><draw:enhanced-geometry svg:viewBox="0 0 21600 21600" draw:type="rectangle" draw:enhanced-path="M 0 0 L 21600 0 21600 21600 0 21600 0 0 Z N"/></draw:custom-shape><draw:custom-shape draw:style-name="gr10" draw:text-style-name="P52" svg:width="0.331cm" svg:height="0.653cm" svg:x="8.232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0" draw:text-style-name="P52" svg:width="0.331cm" svg:height="0.653cm" svg:x="8.731cm" svg:y="1.219cm"><text:p text:style-name="P51"><text:span text:style-name="T53">1</text:span></text:p><draw:enhanced-geometry svg:viewBox="0 0 21600 21600" draw:type="rectangle" draw:enhanced-path="M 0 0 L 21600 0 21600 21600 0 21600 0 0 Z N"/></draw:custom-shape><draw:custom-shape draw:style-name="gr10" draw:text-style-name="P52" svg:width="0.329cm" svg:height="0.653cm" svg:x="9.23cm" svg:y="1.219cm"><text:p text:style-name="P51"><text:span text:style-name="T53">1</text:span></text:p><draw:enhanced-geometry svg:viewBox="0 0 21600 21600" draw:type="rectangle" draw:enhanced-path="M 0 0 L 21600 0 21600 21600 0 21600 0 0 Z N"/></draw:custom-shape></draw:g></text:p>
          </table:table-cell>
        </table:table-row>
      </table:table>
      <text:p text:style-name="P7"/>
      <text:p text:style-name="P4">Bilan :</text:p>
      <text:p text:style-name="P10">L’équation <draw:frame draw:style-name="fr1" draw:name="Objet12" text:anchor-type="as-char" svg:y="-0.564cm" svg:width="3.394cm" svg:height="0.707cm" draw:z-index="2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4"><text:s/></text:span><text:span text:style-name="T1">admet une </text:span><text:span text:style-name="T5">unique</text:span><text:span text:style-name="T1"> solution qui est : </text:span></text:p>
      <text:p text:style-name="P14"/>
      <text:p text:style-name="P7"/>
      <text:list xml:id="list154259146201718" text:continue-numbering="true" text:style-name="tfNum_20_1_29_">
        <text:list-item>
          <text:p text:style-name="P42">Règles</text:p>
        </text:list-item>
      </text:list>
      <text:list xml:id="list154258962012614" text:continue-list="list154258762624782" text:style-name="tfPuce">
        <text:list-item>
          <text:p text:style-name="P41">Lorsqu<text:span text:style-name="T44">e l</text:span>’on ajoute ou on soustrait un même nombre aux deux membres d’une équation, on obtient une nouvelle équation qui a les mêmes solutions.</text:p>
        </text:list-item>
        <text:list-item>
          <text:p text:style-name="P41">Lorsqu<text:span text:style-name="T44">e l</text:span>’on multiplie ou on divise par un même nombre <text:span text:style-name="T26">non nul</text:span> les deux membres d’une équation, on obtient une nouvelle équation qui a les mêmes solutions.</text:p>
        </text:list-item>
      </text:list>
      <text:p text:style-name="Standard"/>
      <text:p text:style-name="P3">Ex :</text:p>
      <table:table table:name="Tableau3" table:style-name="Tableau3">
        <table:table-column table:style-name="Tableau3.A"/>
        <table:table-column table:style-name="Tableau3.B"/>
        <table:table-row table:style-name="TableLine94750732120912">
          <table:table-cell table:style-name="Tableau3.A1" office:value-type="string">
            <text:p text:style-name="P11">Résoudre : <draw:frame draw:style-name="fr1" draw:name="Objet4" text:anchor-type="as-char" svg:y="-0.564cm" svg:width="2.496cm" svg:height="0.707cm" draw:z-index="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3.B1" office:value-type="string">
            <text:p text:style-name="P11">Résoudre : <draw:frame draw:style-name="fr1" draw:name="Objet6" text:anchor-type="as-char" svg:y="-0.564cm" svg:width="2.685cm" svg:height="0.707cm" draw:z-index="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</table:table-row>
        <table:table-row table:style-name="TableLine94750732336176">
          <table:table-cell table:style-name="Tableau3.A1" office:value-type="string">
            <text:p text:style-name="P11">Résoudre : <draw:frame draw:style-name="fr1" draw:name="Objet7" text:anchor-type="as-char" svg:y="-0.564cm" svg:width="1.79cm" svg:height="0.707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3.B1" office:value-type="string">
            <text:p text:style-name="P11">Résoudre : <draw:frame draw:style-name="fr1" draw:name="Objet11" text:anchor-type="as-char" svg:y="-0.564cm" svg:width="3.006cm" svg:height="0.707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  <table:table-row table:style-name="TableLine94750732336432">
          <table:table-cell table:style-name="Tableau3.A1" office:value-type="string">
            <text:p text:style-name="P11">Résoudre : <draw:frame draw:style-name="fr1" draw:name="Objet9" text:anchor-type="as-char" svg:y="-0.564cm" svg:width="1.817cm" svg:height="0.707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3.B1" office:value-type="string">
            <text:p text:style-name="P11">Résoudre : <draw:frame draw:style-name="fr1" draw:name="Objet8" text:anchor-type="as-char" svg:y="-0.564cm" svg:width="2.133cm" svg:height="0.707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P12"/>
      <text:p text:style-name="P12"/>
      <text:list xml:id="list154257647216123" text:continue-list="list154259146201718" text:style-name="tfNum_20_1_29_">
        <text:list-item>
          <text:p text:style-name="P42">Dans les exercices</text:p>
        </text:list-item>
      </text:list>
      <text:p text:style-name="P35">Méthode :</text:p>
      <text:list xml:id="list1268227768" text:style-name="L1">
        <text:list-item>
          <text:p text:style-name="P37">Rassembler les termes en <text:span text:style-name="T47">x</text:span> d’un côté</text:p>
        </text:list-item>
        <text:list-item>
          <text:p text:style-name="P37">Rassembler les termes constants de l’autre côté</text:p>
        </text:list-item>
        <text:list-item>
          <text:p text:style-name="P37">Neutraliser le coefficient devant <text:span text:style-name="T47">x</text:span></text:p>
        </text:list-item>
      </text:list>
      <text:p text:style-name="Standard"/>
      <text:p text:style-name="P13"><text:span text:style-name="T21">Ex :</text:span> Résoudre : <draw:frame draw:style-name="fr1" draw:name="Objet5" text:anchor-type="as-char" svg:y="-0.564cm" svg:width="3.879cm" svg:height="0.707cm" draw:z-index="16"><draw:object xlink:href="./Object 7" xlink:type="simple" xlink:show="embed" xlink:actuate="onLoad"/><draw:image xlink:href="./ObjectReplacements/Object 7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/>
      <text:p text:style-name="Standard"/>
      <text:p text:style-name="Standard"/>
      <text:p text:style-name="P5">Remarques :</text:p>
      <text:list xml:id="list154257222204266" text:continue-list="list154258962012614" text:style-name="tfPuce">
        <text:list-item>
          <text:p text:style-name="P31"><text:span text:style-name="T9">Rédiger avec u</text:span><text:span text:style-name="T45">ne ligne par étape<text:line-break/></text:span><text:span text:style-name="T44">et </text:span><text:span text:style-name="T41">conclure par une phrase précisant toutes les solutions.</text:span></text:p>
        </text:list-item>
      </text:list>
      <text:p text:style-name="P19"/>
      <text:list xml:id="list154258263240039" text:continue-numbering="true" text:style-name="tfPuce">
        <text:list-item>
          <text:p text:style-name="P32"><text:span text:style-name="T15">Les </text:span><text:span text:style-name="T41">équations du 1</text:span><text:span text:style-name="T42">er</text:span><text:span text:style-name="T41"> degré à une inconnue</text:span><text:span text:style-name="T6"> ont une </text:span><text:span text:style-name="T15">seule s</text:span><text:span text:style-name="T6">olution.<text:line-break/></text:span><text:span text:style-name="T15">Mais ce n’est pas le cas de tous les types d’</text:span><text:span text:style-name="T7">équations !</text:span></text:p>
          <text:p text:style-name="P36"/>
        </text:list-item>
      </text:list>
      <text:p text:style-name="P26"><text:span text:style-name="T11">Ex :</text:span><text:span text:style-name="T16"> </text:span><text:span text:style-name="T17">Combien de solutions ont les équations suivantes ?<text:line-break/></text:span><text:span text:style-name="T10"><draw:frame draw:style-name="fr1" draw:name="Objet13" text:anchor-type="as-char" svg:y="-0.654cm" svg:width="1.623cm" svg:height="0.797cm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<text:line-break/><text:line-break/></text:span><draw:frame draw:style-name="fr1" draw:name="Objet2" text:anchor-type="as-char" svg:y="-0.564cm" svg:width="3.06cm" svg:height="0.707cm" draw:z-index="17"><draw:object xlink:href="./Object 2" xlink:type="simple" xlink:show="embed" xlink:actuate="onLoad"/><draw:image xlink:href="./ObjectReplacements/Object 2" xlink:type="simple" xlink:show="embed" xlink:actuate="onLoad"/></draw:frame></text:p>
      <text:list xml:id="list154258793527049" text:continue-list="list154259152784086" text:style-name="tfNum_20_I_29_">
        <text:list-item>
          <text:p text:style-name="P44">Problèmes concrets</text:p>
        </text:list-item>
      </text:list>
      <text:p text:style-name="P15"/>
      <text:p text:style-name="P17"><text:span text:style-name="T12">Rédaction</text:span><text:span text:style-name="T24"> en 4 étapes :</text:span></text:p>
      <text:list xml:id="list3287820561" text:style-name="L2">
        <text:list-item>
          <text:p text:style-name="P38"><text:span text:style-name="T13">D</text:span><text:span text:style-name="T46">éfinir l’inconnue (en précisant l’unité </text:span><text:span text:style-name="T13">et l</text:span><text:span text:style-name="T46">es conditions s’il y en a).</text:span></text:p>
        </text:list-item>
        <text:list-item>
          <text:p text:style-name="P38"><text:span text:style-name="T13">M</text:span><text:span text:style-name="T46">ettre le problème en équation.</text:span></text:p>
        </text:list-item>
        <text:list-item>
          <text:p text:style-name="P39">Résoudre l’équation.</text:p>
        </text:list-item>
        <text:list-item>
          <text:p text:style-name="P38"><text:span text:style-name="T13">C</text:span><text:span text:style-name="T46">onclure par une phrase.</text:span></text:p>
        </text:list-item>
      </text:list>
      <text:p text:style-name="P15"/>
      <text:p text:style-name="P6">Exemple :</text:p>
      <text:p text:style-name="P17"><text:span text:style-name="T46">Camille et Marine s’entraînent </text:span><text:span text:style-name="T13">en course d</text:span><text:span text:style-name="T46">’endurance autour d’un stade. Camille effectue trois tours complets de piste puis </text:span><text:span text:style-name="T19">continue encore</text:span><text:span text:style-name="T49"> </text:span><text:span text:style-name="T46">200 m. Marine effectue deux tours complets de piste puis </text:span><text:span text:style-name="T14">fai</text:span><text:span text:style-name="T46">t 1200 m </text:span><text:span text:style-name="T49">supplémentaires</text:span><text:span text:style-name="T46">.</text:span></text:p>
      <text:p text:style-name="P17"><text:span text:style-name="T13">Sachant qu’elles ont couru exactement la même distance, q</text:span><text:span text:style-name="T46">uelle est la longueur de la piste ?</text:span></text:p>
      <text:p text:style-name="P17"/>
      <text:p text:style-name="P6">Rédaction :</text:p>
      <text:p text:style-name="P18"><text:span text:style-name="T13">Appel</text:span><text:span text:style-name="T46">ons </text:span><text:span text:style-name="T48">x</text:span><text:span text:style-name="T46"> la longueur de la piste en mètres. </text:span><text:span text:style-name="T48">x</text:span><text:span text:style-name="T46"> est positif.</text:span></text:p>
      <text:p text:style-name="P16">La distance parcourue par Camille est :</text:p>
      <text:p text:style-name="P18"><text:span text:style-name="T46">La distance parcourue par Marine </text:span><text:span text:style-name="T13">est :</text:span></text:p>
      <text:p text:style-name="P16">Elles parcourent la même distance donc :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2H29M8S</meta:editing-duration>
    <meta:editing-cycles>145</meta:editing-cycles>
    <meta:generator>LibreOffice/6.4.7.2$Linux_X86_64 LibreOffice_project/40$Build-2</meta:generator>
    <meta:initial-creator>Véronique et Thibaud FONTANET</meta:initial-creator>
    <dc:date>2021-04-16T15:42:56.903816103</dc:date>
    <meta:document-statistic meta:table-count="2" meta:image-count="0" meta:object-count="18" meta:page-count="5" meta:paragraph-count="59" meta:word-count="423" meta:character-count="2344" meta:non-whitespace-character-count="1979"/>
  </office:meta>
</office:document-meta>
</file>

<file path=Object 1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>
        <mi>x</mi>
        <mo stretchy="false">+</mo>
        <mn>4</mn>
      </mrow>
    </mrow>
    <annotation encoding="StarMath 5.0">{{2 x}+{1}}={{x}+{4}}%%&lt;cmathArbre&gt;«=­«+­«impMult­2­x»­1»­«+­x­4»»&lt;/cmathArbre&gt;&lt;cmathFormule&gt;2x+1=x+4&lt;/cmathFormule&gt;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row>
        <mi>x</mi>
        <mo stretchy="false">+</mo>
        <mn>12</mn>
      </mrow>
    </mrow>
    <annotation encoding="StarMath 5.0">{{x}+{y}}={{x}+{12}}%%&lt;cmathArbre&gt;«=­«+­x­y»­«+­x­12»»&lt;/cmathArbre&gt;&lt;cmathFormule&gt;x+y=x+12&lt;/cmathFormule&gt;</annotation>
  </semantics>
</math>
</file>

<file path=Object 11/content.xml><?xml version="1.0" encoding="utf-8"?>
<math xmlns="http://www.w3.org/1998/Math/MathML" display="block">
  <semantics>
    <mrow>
      <mrow>
        <mi>x</mi>
        <mo stretchy="false">+</mo>
        <mn>5</mn>
      </mrow>
      <mo stretchy="false">=</mo>
      <mn>25</mn>
    </mrow>
    <annotation encoding="StarMath 5.0">{{x}+{5}}={25}%%&lt;cmathArbre&gt;«=­«+­x­5»­25»&lt;/cmathArbre&gt;&lt;cmathFormule&gt;x+5=25&lt;/cmathFormule&gt;</annotation>
  </semantics>
</math>
</file>

<file path=Object 12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>
        <mi>x</mi>
        <mo stretchy="false">+</mo>
        <mn>4</mn>
      </mrow>
    </mrow>
    <annotation encoding="StarMath 5.0">{{2 x}+{1}}={{x}+{4}}%%&lt;cmathArbre&gt;«=­«+­«impMult­2­x»­1»­«+­x­4»»&lt;/cmathArbre&gt;&lt;cmathFormule&gt;2x+1=x+4&lt;/cmathFormule&gt;</annotation>
  </semantics>
</math>
</file>

<file path=Object 13/content.xml><?xml version="1.0" encoding="utf-8"?>
<math xmlns="http://www.w3.org/1998/Math/MathML" display="block">
  <semantics>
    <mrow>
      <msup>
        <mi>x</mi>
        <mn>2</mn>
      </msup>
      <mo stretchy="false">=</mo>
      <mn>9</mn>
    </mrow>
    <annotation encoding="StarMath 5.0">{{x}^{2}}={9}%%&lt;cmathArbre&gt;«=­«^­x­2»­9»&lt;/cmathArbre&gt;&lt;cmathFormule&gt;x^2=9&lt;/cmathFormule&gt;</annotation>
  </semantics>
</math>
</file>

<file path=Object 14/content.xml><?xml version="1.0" encoding="utf-8"?>
<math xmlns="http://www.w3.org/1998/Math/MathML" display="block">
  <semantics>
    <mrow>
      <mrow>
        <mi mathvariant="italic">ax</mi>
        <mo stretchy="false">+</mo>
        <mi>b</mi>
      </mrow>
      <mo stretchy="false">=</mo>
      <mrow>
        <mi mathvariant="italic">cx</mi>
        <mo stretchy="false">+</mo>
        <mi>d</mi>
      </mrow>
    </mrow>
    <annotation encoding="StarMath 5.0">{{ax}+{b}}={{cx}+{d}}%%&lt;cmathArbre&gt;«=­«+­ax­b»­«+­cx­d»»&lt;/cmathArbre&gt;&lt;cmathFormule&gt;ax+b=cx+d&lt;/cmathFormule&gt;</annotation>
  </semantics>
</math>
</file>

<file path=Object 15/content.xml><?xml version="1.0" encoding="utf-8"?>
<math xmlns="http://www.w3.org/1998/Math/MathML" display="block">
  <semantics>
    <mrow>
      <mi>a</mi>
      <mo stretchy="false">≠</mo>
      <mi>c</mi>
    </mrow>
    <annotation encoding="StarMath 5.0">{a} neq {c}%%&lt;cmathArbre&gt;«&lt;&gt;­a­c»&lt;/cmathArbre&gt;&lt;cmathFormule&gt;a&lt;&gt;c&lt;/cmathFormule&gt;</annotation>
  </semantics>
</math>
</file>

<file path=Object 2/content.xml><?xml version="1.0" encoding="utf-8"?>
<math xmlns="http://www.w3.org/1998/Math/MathML" display="block">
  <semantics>
    <mrow>
      <mrow>
        <mi>x</mi>
        <mo stretchy="false">+</mo>
        <mn>3</mn>
      </mrow>
      <mo stretchy="false">=</mo>
      <mrow>
        <mi>x</mi>
        <mo stretchy="false">−</mo>
        <mn>5</mn>
      </mrow>
    </mrow>
    <annotation encoding="StarMath 5.0">{{x}+{3}}={{x}-{5}}%%&lt;cmathArbre&gt;«=­«+­x­3»­«-­x­5»»&lt;/cmathArbre&gt;&lt;cmathFormule&gt;x+3=x-5&lt;/cmathFormule&gt;</annotation>
  </semantics>
</math>
</file>

<file path=Object 3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>
        <mi>x</mi>
        <mo stretchy="false">+</mo>
        <mn>4</mn>
      </mrow>
    </mrow>
    <annotation encoding="StarMath 5.0">{{2 x}+{1}}={{x}+{4}}%%&lt;cmathArbre&gt;«=­«+­«impMult­2­x»­1»­«+­x­4»»&lt;/cmathArbre&gt;&lt;cmathFormule&gt;2x+1=x+4&lt;/cmathFormule&gt;</annotation>
  </semantics>
</math>
</file>

<file path=Object 4/content.xml><?xml version="1.0" encoding="utf-8"?>
<math xmlns="http://www.w3.org/1998/Math/MathML" display="block">
  <semantics>
    <mrow>
      <mrow>
        <mn>6</mn>
        <mo stretchy="false">+</mo>
        <mi>y</mi>
      </mrow>
      <mo stretchy="false">=</mo>
      <mrow>
        <mo stretchy="false">−</mo>
        <mn>5</mn>
      </mrow>
    </mrow>
    <annotation encoding="StarMath 5.0">{{6}+{y}}={-5}%%&lt;cmathArbre&gt;«=­«+­6­y»­«-­5»»&lt;/cmathArbre&gt;&lt;cmathFormule&gt;6+y=-5&lt;/cmathFormule&gt;</annotation>
  </semantics>
</math>
</file>

<file path=Object 5/content.xml><?xml version="1.0" encoding="utf-8"?>
<math xmlns="http://www.w3.org/1998/Math/MathML" display="block">
  <semantics>
    <mrow>
      <mn>7</mn>
      <mo stretchy="false">=</mo>
      <mrow>
        <mi>t</mi>
        <mo stretchy="false">−</mo>
        <mn>5</mn>
      </mrow>
    </mrow>
    <annotation encoding="StarMath 5.0">{7}={{t}-{5}}%%&lt;cmathArbre&gt;«=­7­«-­t­5»»&lt;/cmathArbre&gt;&lt;cmathFormule&gt;7=t-5&lt;/cmathFormule&gt;</annotation>
  </semantics>
</math>
</file>

<file path=Object 57/content.xml><?xml version="1.0" encoding="utf-8"?>
<math xmlns="http://www.w3.org/1998/Math/MathML" display="block">
  <semantics>
    <mrow>
      <mi>x</mi>
      <mo stretchy="false">=</mo>
      <mn>3</mn>
    </mrow>
    <annotation encoding="StarMath 5.0">{x}={3}%%&lt;cmathArbre&gt;«=­x­3»&lt;/cmathArbre&gt;&lt;cmathFormule&gt;x=3&lt;/cmathFormule&gt;</annotation>
  </semantics>
</math>
</file>

<file path=Object 58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/>
    </mrow>
    <annotation encoding="StarMath 5.0">{{2 x}+{1}}={}%%&lt;cmathArbre&gt;«=­«+­«impMult­2­x»­1»­»&lt;/cmathArbre&gt;&lt;cmathFormule&gt;2x+1=&lt;/cmathFormule&gt;</annotation>
  </semantics>
</math>
</file>

<file path=Object 59/content.xml><?xml version="1.0" encoding="utf-8"?>
<math xmlns="http://www.w3.org/1998/Math/MathML" display="block">
  <semantics>
    <mrow>
      <mrow>
        <mi>x</mi>
        <mo stretchy="false">+</mo>
        <mn>4</mn>
      </mrow>
      <mo stretchy="false">=</mo>
      <mrow/>
    </mrow>
    <annotation encoding="StarMath 5.0">{{x}+{4}}={}%%&lt;cmathArbre&gt;«=­«+­x­4»­»&lt;/cmathArbre&gt;&lt;cmathFormule&gt;x+4=&lt;/cmathFormule&gt;</annotation>
  </semantics>
</math>
</file>

<file path=Object 6/content.xml><?xml version="1.0" encoding="utf-8"?>
<math xmlns="http://www.w3.org/1998/Math/MathML" display="block">
  <semantics>
    <mrow>
      <mrow>
        <mn>2</mn>
        <mi>u</mi>
      </mrow>
      <mo stretchy="false">=</mo>
      <mn>8</mn>
    </mrow>
    <annotation encoding="StarMath 5.0">{2 u}={8}%%&lt;cmathArbre&gt;«=­«impMult­2­u»­8»&lt;/cmathArbre&gt;&lt;cmathFormule&gt;2u=8&lt;/cmathFormule&gt;</annotation>
  </semantics>
</math>
</file>

<file path=Object 7/content.xml><?xml version="1.0" encoding="utf-8"?>
<math xmlns="http://www.w3.org/1998/Math/MathML" display="block">
  <semantics>
    <mrow>
      <mrow>
        <mrow>
          <mn>2</mn>
          <mi>x</mi>
        </mrow>
        <mo stretchy="false">+</mo>
        <mn>7</mn>
      </mrow>
      <mo stretchy="false">=</mo>
      <mrow>
        <mn>4</mn>
        <mo stretchy="false">−</mo>
        <mrow>
          <mn>5</mn>
          <mi>x</mi>
        </mrow>
      </mrow>
    </mrow>
    <annotation encoding="StarMath 5.0">{{2 x}+{7}}={{4}-{5 x}}%%&lt;cmathArbre&gt;«=­«+­«impMult­2­x»­7»­«-­4­«impMult­5­x»»»&lt;/cmathArbre&gt;&lt;cmathFormule&gt;2x+7=4-5x&lt;/cmathFormule&gt;</annotation>
  </semantics>
</math>
</file>

<file path=Object 8/content.xml><?xml version="1.0" encoding="utf-8"?>
<math xmlns="http://www.w3.org/1998/Math/MathML" display="block">
  <semantics>
    <mrow>
      <mrow>
        <mrow>
          <mo stretchy="false">−</mo>
          <mn>7</mn>
        </mrow>
        <mo stretchy="false">+</mo>
        <mi>a</mi>
      </mrow>
      <mo stretchy="false">=</mo>
      <mn>23</mn>
    </mrow>
    <annotation encoding="StarMath 5.0">{{-7}+{a}}={23}%%&lt;cmathArbre&gt;«=­«+­«-­7»­a»­23»&lt;/cmathArbre&gt;&lt;cmathFormule&gt;-7+a=23&lt;/cmathFormule&gt;</annotation>
  </semantics>
</math>
</file>

<file path=Object 9/content.xml><?xml version="1.0" encoding="utf-8"?>
<math xmlns="http://www.w3.org/1998/Math/MathML" display="block">
  <semantics>
    <mrow>
      <mrow>
        <mn>3</mn>
        <mi>x</mi>
      </mrow>
      <mo stretchy="false">=</mo>
      <mn>2</mn>
    </mrow>
    <annotation encoding="StarMath 5.0">{3 x}={2}%%&lt;cmathArbre&gt;«=­«impMult­3­x»­2»&lt;/cmathArbre&gt;&lt;cmathFormule&gt;3x=2&lt;/cmathFormule&gt;</annotation>
  </semantics>
</math>
</file>